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44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5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46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47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48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73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74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75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76" style:family="paragraph" style:parent-style-name="Standard">
      <style:text-properties officeooo:paragraph-rsid="0002079a"/>
    </style:style>
    <style:style style:name="P177" style:family="paragraph" style:parent-style-name="Standard">
      <style:text-properties officeooo:paragraph-rsid="000875c0"/>
    </style:style>
    <style:style style:name="P178" style:family="paragraph" style:parent-style-name="Standard">
      <style:text-properties officeooo:rsid="0009e350" officeooo:paragraph-rsid="0009e350"/>
    </style:style>
    <style:style style:name="P179" style:family="paragraph" style:parent-style-name="Standard">
      <style:text-properties officeooo:paragraph-rsid="000b3ecc"/>
    </style:style>
    <style:style style:name="P180" style:family="paragraph" style:parent-style-name="Standard">
      <style:text-properties officeooo:paragraph-rsid="000c6ea2"/>
    </style:style>
    <style:style style:name="P181" style:family="paragraph" style:parent-style-name="Standard">
      <style:text-properties officeooo:paragraph-rsid="00100777"/>
    </style:style>
    <style:style style:name="P182" style:family="paragraph" style:parent-style-name="Standard">
      <style:text-properties officeooo:paragraph-rsid="0011a2f5"/>
    </style:style>
    <style:style style:name="P183" style:family="paragraph" style:parent-style-name="Standard">
      <style:text-properties fo:font-size="12pt" style:font-size-asian="12pt" style:font-size-complex="12pt"/>
    </style:style>
    <style:style style:name="P184" style:family="paragraph" style:parent-style-name="Standard">
      <style:text-properties officeooo:paragraph-rsid="0019d4f8"/>
    </style:style>
    <style:style style:name="P185" style:family="paragraph" style:parent-style-name="Standard">
      <style:text-properties officeooo:paragraph-rsid="0021038e"/>
    </style:style>
    <style:style style:name="P186" style:family="paragraph" style:parent-style-name="Standard">
      <style:text-properties officeooo:paragraph-rsid="0025e663"/>
    </style:style>
    <style:style style:name="P187" style:family="paragraph" style:parent-style-name="Standard">
      <style:text-properties officeooo:rsid="0027fcd3" officeooo:paragraph-rsid="0027fcd3"/>
    </style:style>
    <style:style style:name="P188" style:family="paragraph" style:parent-style-name="Standard">
      <style:text-properties officeooo:paragraph-rsid="002b7811"/>
    </style:style>
    <style:style style:name="P189" style:family="paragraph" style:parent-style-name="Standard">
      <style:text-properties officeooo:paragraph-rsid="002c637f"/>
    </style:style>
    <style:style style:name="P190" style:family="paragraph" style:parent-style-name="Standard">
      <style:text-properties officeooo:paragraph-rsid="002e29bb"/>
    </style:style>
    <style:style style:name="P191" style:family="paragraph" style:parent-style-name="Standard">
      <style:text-properties officeooo:paragraph-rsid="002ee384"/>
    </style:style>
    <style:style style:name="P192" style:family="paragraph" style:parent-style-name="Standard">
      <style:text-properties officeooo:rsid="00312eea" officeooo:paragraph-rsid="00312eea"/>
    </style:style>
    <style:style style:name="P193" style:family="paragraph" style:parent-style-name="Standard">
      <style:text-properties officeooo:paragraph-rsid="003a34d7"/>
    </style:style>
    <style:style style:name="P194" style:family="paragraph" style:parent-style-name="Standard">
      <style:text-properties officeooo:paragraph-rsid="003ba73e"/>
    </style:style>
    <style:style style:name="P195" style:family="paragraph" style:parent-style-name="Standard">
      <style:text-properties officeooo:paragraph-rsid="003df03f"/>
    </style:style>
    <style:style style:name="P196" style:family="paragraph" style:parent-style-name="Standard">
      <style:text-properties officeooo:paragraph-rsid="0041759d"/>
    </style:style>
    <style:style style:name="P197" style:family="paragraph" style:parent-style-name="Standard">
      <style:text-properties officeooo:paragraph-rsid="0042cb80"/>
    </style:style>
    <style:style style:name="P198" style:family="paragraph" style:parent-style-name="Standard">
      <style:text-properties officeooo:paragraph-rsid="00457885"/>
    </style:style>
    <style:style style:name="P199" style:family="paragraph" style:parent-style-name="Standard">
      <style:text-properties officeooo:paragraph-rsid="004629dc"/>
    </style:style>
    <style:style style:name="P200" style:family="paragraph" style:parent-style-name="Standard">
      <style:text-properties officeooo:paragraph-rsid="0047e46c"/>
    </style:style>
    <style:style style:name="P201" style:family="paragraph" style:parent-style-name="Standard">
      <style:text-properties officeooo:paragraph-rsid="0049464d"/>
    </style:style>
    <style:style style:name="P202" style:family="paragraph" style:parent-style-name="Standard">
      <style:text-properties officeooo:paragraph-rsid="004c66ec"/>
    </style:style>
    <style:style style:name="P203" style:family="paragraph" style:parent-style-name="Standard">
      <style:text-properties officeooo:paragraph-rsid="004cb620"/>
    </style:style>
    <style:style style:name="P204" style:family="paragraph" style:parent-style-name="Standard">
      <style:text-properties officeooo:paragraph-rsid="00503d9a"/>
    </style:style>
    <style:style style:name="P205" style:family="paragraph" style:parent-style-name="Standard">
      <style:text-properties officeooo:paragraph-rsid="0051d835"/>
    </style:style>
    <style:style style:name="P206" style:family="paragraph" style:parent-style-name="Standard">
      <style:text-properties officeooo:rsid="0053f797" officeooo:paragraph-rsid="0053f797"/>
    </style:style>
    <style:style style:name="P207" style:family="paragraph" style:parent-style-name="Standard">
      <style:text-properties officeooo:paragraph-rsid="00560cc2"/>
    </style:style>
    <style:style style:name="P208" style:family="paragraph" style:parent-style-name="Standard">
      <style:text-properties officeooo:paragraph-rsid="00577540"/>
    </style:style>
    <style:style style:name="P209" style:family="paragraph" style:parent-style-name="Standard">
      <style:text-properties officeooo:paragraph-rsid="0058b204"/>
    </style:style>
    <style:style style:name="P210" style:family="paragraph" style:parent-style-name="Standard">
      <style:text-properties officeooo:paragraph-rsid="005a099f"/>
    </style:style>
    <style:style style:name="P211" style:family="paragraph" style:parent-style-name="Standard">
      <style:text-properties officeooo:paragraph-rsid="005cb242"/>
    </style:style>
    <style:style style:name="P212" style:family="paragraph" style:parent-style-name="Standard">
      <style:text-properties officeooo:paragraph-rsid="005d907b"/>
    </style:style>
    <style:style style:name="P213" style:family="paragraph" style:parent-style-name="Standard">
      <style:text-properties officeooo:paragraph-rsid="005e8874"/>
    </style:style>
    <style:style style:name="P214" style:family="paragraph" style:parent-style-name="Standard">
      <style:text-properties officeooo:paragraph-rsid="005f36c3"/>
    </style:style>
    <style:style style:name="P215" style:family="paragraph" style:parent-style-name="Standard">
      <style:text-properties officeooo:paragraph-rsid="0060cb3b"/>
    </style:style>
    <style:style style:name="P216" style:family="paragraph" style:parent-style-name="Standard">
      <style:text-properties officeooo:paragraph-rsid="0062c748"/>
    </style:style>
    <style:style style:name="P217" style:family="paragraph" style:parent-style-name="Standard">
      <style:text-properties officeooo:paragraph-rsid="00655f0d"/>
    </style:style>
    <style:style style:name="P218" style:family="paragraph" style:parent-style-name="Text_20_body">
      <style:text-properties officeooo:rsid="0019d4f8" officeooo:paragraph-rsid="0019d4f8"/>
    </style:style>
    <style:style style:name="P219" style:family="paragraph" style:parent-style-name="Text_20_body">
      <style:text-properties officeooo:paragraph-rsid="0021038e"/>
    </style:style>
    <style:style style:name="P220" style:family="paragraph" style:parent-style-name="Text_20_body">
      <style:text-properties officeooo:paragraph-rsid="0025e663"/>
    </style:style>
    <style:style style:name="P221" style:family="paragraph" style:parent-style-name="Text_20_body">
      <style:text-properties officeooo:paragraph-rsid="002b7811"/>
    </style:style>
    <style:style style:name="P222" style:family="paragraph" style:parent-style-name="Text_20_body">
      <style:text-properties officeooo:paragraph-rsid="002c637f"/>
    </style:style>
    <style:style style:name="P223" style:family="paragraph" style:parent-style-name="Text_20_body">
      <style:text-properties officeooo:paragraph-rsid="002e29bb"/>
    </style:style>
    <style:style style:name="P224" style:family="paragraph" style:parent-style-name="Text_20_body">
      <style:text-properties officeooo:paragraph-rsid="002ee384"/>
    </style:style>
    <style:style style:name="P225" style:family="paragraph" style:parent-style-name="Text_20_body">
      <style:text-properties officeooo:paragraph-rsid="003a34d7"/>
    </style:style>
    <style:style style:name="P226" style:family="paragraph" style:parent-style-name="Text_20_body">
      <style:text-properties officeooo:paragraph-rsid="003ba73e"/>
    </style:style>
    <style:style style:name="P227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28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29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30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31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32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33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34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35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6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7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8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9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0" style:family="paragraph" style:parent-style-name="Heading_20_1">
      <style:text-properties style:font-name="Liberation Sans" fo:font-size="44pt" fo:font-weight="bold" officeooo:rsid="0001a1fd" officeooo:paragraph-rsid="006bae70" style:font-name-asian="Microsoft YaHei" style:font-size-asian="44pt" style:font-weight-asian="bold" style:font-name-complex="Mangal" style:font-size-complex="44pt" style:font-weight-complex="bold"/>
    </style:style>
    <style:style style:name="P241" style:family="paragraph" style:parent-style-name="Heading_20_2">
      <style:text-properties officeooo:paragraph-rsid="00384c96"/>
    </style:style>
    <style:style style:name="P242" style:family="paragraph" style:parent-style-name="Heading_20_2">
      <style:text-properties officeooo:paragraph-rsid="0021038e"/>
    </style:style>
    <style:style style:name="P243" style:family="paragraph" style:parent-style-name="Heading_20_2">
      <style:text-properties officeooo:paragraph-rsid="0025e663"/>
    </style:style>
    <style:style style:name="P244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5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6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7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8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9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0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1" style:family="paragraph" style:parent-style-name="Heading_20_2">
      <style:text-properties officeooo:paragraph-rsid="002b7811"/>
    </style:style>
    <style:style style:name="P252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53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54" style:family="paragraph" style:parent-style-name="Heading_20_2">
      <style:text-properties officeooo:paragraph-rsid="002c637f"/>
    </style:style>
    <style:style style:name="P255" style:family="paragraph" style:parent-style-name="Heading_20_2">
      <style:text-properties officeooo:paragraph-rsid="002e29bb"/>
    </style:style>
    <style:style style:name="P256" style:family="paragraph" style:parent-style-name="Heading_20_2">
      <style:text-properties officeooo:paragraph-rsid="002ee384"/>
    </style:style>
    <style:style style:name="P257" style:family="paragraph" style:parent-style-name="Heading_20_2">
      <style:text-properties officeooo:paragraph-rsid="003a34d7"/>
    </style:style>
    <style:style style:name="P258" style:family="paragraph" style:parent-style-name="Heading_20_2">
      <style:text-properties officeooo:paragraph-rsid="003ba73e"/>
    </style:style>
    <style:style style:name="P259" style:family="paragraph" style:parent-style-name="Heading_20_2">
      <style:text-properties officeooo:paragraph-rsid="0041759d"/>
    </style:style>
    <style:style style:name="P260" style:family="paragraph" style:parent-style-name="Heading_20_2">
      <style:text-properties officeooo:paragraph-rsid="0042cb80"/>
    </style:style>
    <style:style style:name="P261" style:family="paragraph" style:parent-style-name="Heading_20_2">
      <style:text-properties officeooo:paragraph-rsid="0049464d"/>
    </style:style>
    <style:style style:name="P262" style:family="paragraph" style:parent-style-name="Heading_20_2">
      <style:text-properties officeooo:paragraph-rsid="004c66ec"/>
    </style:style>
    <style:style style:name="P263" style:family="paragraph" style:parent-style-name="Heading_20_2">
      <style:text-properties officeooo:paragraph-rsid="004cb620"/>
    </style:style>
    <style:style style:name="P264" style:family="paragraph" style:parent-style-name="Heading_20_2">
      <style:text-properties officeooo:paragraph-rsid="0051d835"/>
    </style:style>
    <style:style style:name="P265" style:family="paragraph" style:parent-style-name="Heading_20_2">
      <style:text-properties officeooo:paragraph-rsid="00560cc2"/>
    </style:style>
    <style:style style:name="P266" style:family="paragraph" style:parent-style-name="Heading_20_2">
      <style:text-properties officeooo:paragraph-rsid="005e8874"/>
    </style:style>
    <style:style style:name="P267" style:family="paragraph" style:parent-style-name="Heading_20_2">
      <style:text-properties officeooo:paragraph-rsid="005f36c3"/>
    </style:style>
    <style:style style:name="P268" style:family="paragraph" style:parent-style-name="Heading_20_2">
      <style:text-properties officeooo:paragraph-rsid="0060cb3b"/>
    </style:style>
    <style:style style:name="P269" style:family="paragraph" style:parent-style-name="Heading_20_2">
      <style:text-properties officeooo:paragraph-rsid="0062c748"/>
    </style:style>
    <style:style style:name="P270" style:family="paragraph" style:parent-style-name="Heading_20_2">
      <style:text-properties officeooo:paragraph-rsid="00655f0d"/>
    </style:style>
    <style:style style:name="P271" style:family="paragraph" style:parent-style-name="Heading_20_2">
      <style:text-properties officeooo:paragraph-rsid="006bae70"/>
    </style:style>
    <style:style style:name="P272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273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274" style:family="paragraph" style:parent-style-name="Standard">
      <style:text-properties style:font-name="Gadugi" fo:font-weight="normal" officeooo:rsid="0002079a" officeooo:paragraph-rsid="006bae70" style:font-weight-asian="normal" style:font-weight-complex="normal"/>
    </style:style>
    <style:style style:name="P275" style:family="paragraph" style:parent-style-name="Standard">
      <style:text-properties style:font-name="Gadugi" fo:font-weight="normal" officeooo:rsid="0001a1fd" officeooo:paragraph-rsid="006bae70" style:font-weight-asian="normal" style:font-weight-complex="normal"/>
    </style:style>
    <style:style style:name="P276" style:family="paragraph" style:parent-style-name="Standard">
      <style:text-properties style:font-name="Gadugi" fo:font-weight="bold" officeooo:rsid="0001a1fd" officeooo:paragraph-rsid="006bae70" style:font-weight-asian="bold" style:font-weight-complex="bold"/>
    </style:style>
    <style:style style:name="P277" style:family="paragraph" style:parent-style-name="Standard">
      <style:text-properties officeooo:paragraph-rsid="006bae70"/>
    </style:style>
    <style:style style:name="P278" style:family="paragraph" style:parent-style-name="Standard">
      <style:text-properties officeooo:paragraph-rsid="006bb3ac"/>
    </style:style>
    <style:style style:name="P279" style:family="paragraph" style:parent-style-name="Text_20_body">
      <style:text-properties officeooo:paragraph-rsid="006bae70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normal" officeooo:rsid="006bae70" style:font-weight-asian="normal" style:font-weight-complex="normal"/>
    </style:style>
    <style:style style:name="T62" style:family="text">
      <style:text-properties style:font-name="Gadugi" fo:font-weight="normal" officeooo:rsid="006bb3ac" style:font-weight-asian="normal" style:font-weight-complex="normal"/>
    </style:style>
    <style:style style:name="T63" style:family="text">
      <style:text-properties style:font-name="Gadugi" fo:font-weight="bold" officeooo:rsid="0002079a" style:font-weight-asian="bold" style:font-weight-complex="bold"/>
    </style:style>
    <style:style style:name="T64" style:family="text">
      <style:text-properties style:font-name="Gadugi" fo:font-weight="bold" officeooo:rsid="0001a1fd" style:font-weight-asian="bold" style:font-weight-complex="bold"/>
    </style:style>
    <style:style style:name="T65" style:family="text">
      <style:text-properties style:font-name="Gadugi" officeooo:rsid="0001a1fd"/>
    </style:style>
    <style:style style:name="T66" style:family="text">
      <style:text-properties style:font-name="Gadugi" officeooo:rsid="0009e350"/>
    </style:style>
    <style:style style:name="T67" style:family="text">
      <style:text-properties officeooo:rsid="0002079a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6bae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4" style:family="text">
      <style:text-properties style:font-name="Liberation Sans" fo:font-size="44pt" fo:font-weight="bold" officeooo:rsid="006bae70" style:font-name-asian="Microsoft YaHei" style:font-size-asian="44pt" style:font-weight-asian="bold" style:font-name-complex="Mangal" style:font-size-complex="44pt" style:font-weight-complex="bold"/>
    </style:style>
    <style:style style:name="T95" style:family="text">
      <style:text-properties officeooo:rsid="0011a2f5"/>
    </style:style>
    <style:style style:name="T96" style:family="text">
      <style:text-properties officeooo:rsid="0009e350" style:font-name-asian="Microsoft YaHei" style:font-name-complex="Mangal"/>
    </style:style>
    <style:style style:name="T97" style:family="text">
      <style:text-properties officeooo:rsid="000c6ea2" style:font-name-asian="Microsoft YaHei" style:font-name-complex="Mangal"/>
    </style:style>
    <style:style style:name="T98" style:family="text">
      <style:text-properties officeooo:rsid="00100777" style:font-name-asian="Microsoft YaHei" style:font-name-complex="Mangal"/>
    </style:style>
    <style:style style:name="T99" style:family="text">
      <style:text-properties officeooo:rsid="0011a2f5" style:font-name-asian="Microsoft YaHei" style:font-name-complex="Mangal"/>
    </style:style>
    <style:style style:name="T100" style:family="text">
      <style:text-properties officeooo:rsid="00182eb3" style:font-name-asian="Microsoft YaHei" style:font-name-complex="Mangal"/>
    </style:style>
    <style:style style:name="T101" style:family="text">
      <style:text-properties officeooo:rsid="001b639e"/>
    </style:style>
    <style:style style:name="T102" style:family="text">
      <style:text-properties officeooo:rsid="002b7811"/>
    </style:style>
    <style:style style:name="T103" style:family="text">
      <style:text-properties officeooo:rsid="00384c96"/>
    </style:style>
    <style:style style:name="T104" style:family="text">
      <style:text-properties officeooo:rsid="00416e8a"/>
    </style:style>
    <style:style style:name="T105" style:family="text">
      <style:text-properties officeooo:rsid="0041759d"/>
    </style:style>
    <style:style style:name="T106" style:family="text">
      <style:text-properties officeooo:rsid="00458c4b"/>
    </style:style>
    <style:style style:name="T107" style:family="text">
      <style:text-properties officeooo:rsid="004629dc"/>
    </style:style>
    <style:style style:name="T108" style:family="text">
      <style:text-properties officeooo:rsid="004cb620"/>
    </style:style>
    <style:style style:name="T109" style:family="text">
      <style:text-properties officeooo:rsid="005665e8"/>
    </style:style>
    <style:style style:name="T110" style:family="text">
      <style:text-properties officeooo:rsid="005e8874"/>
    </style:style>
    <style:style style:name="T111" style:family="text">
      <style:text-properties officeooo:rsid="006bae70"/>
    </style:style>
    <style:style style:name="T112" style:family="text">
      <style:text-properties officeooo:rsid="006bb3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41" text:outline-level="2">Rifle Aiming Idle</text:h>
      <text:p text:style-name="P3"/>
      <text:p text:style-name="P7"><text:span text:style-name="T68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48">Breath: 50</text:p>
      <text:p text:style-name="P48">Aim Height: 50</text:p>
      <text:p text:style-name="Standard">Direciton: 50</text:p>
      <text:p text:style-name="Standard">Overdrive: 50</text:p>
      <text:p text:style-name="P48">Character Arm-Space: 50</text:p>
      <text:p text:style-name="P48">Trim: 95 total frames</text:p>
      <text:p text:style-name="P48">Mirror: false</text:p>
      <text:p text:style-name="P48"/>
      <text:p text:style-name="P183">Combination of original <text:span text:style-name="T1">Rifle Aiming Idle </text:span>and <text:s/>Aiming Rifle Str<text:span text:style-name="T96">a</text:span>fe <text:span text:style-name="T97">Right </text:span><text:span text:style-name="T98">T</text:span><text:span text:style-name="T99">hird Speed </text:span><text:span text:style-name="T100">(combined within Blender)</text:span></text:p>
      <text:p text:style-name="P48"/>
      <text:p text:style-name="P113"/>
      <text:p text:style-name="P48"/>
      <text:h text:style-name="P241" text:outline-level="2">Rifle Aiming <text:span text:style-name="T69">Walking F</text:span><text:span text:style-name="T71">orward</text:span></text:h>
      <text:p text:style-name="P5"/>
      <text:p text:style-name="P179"><text:span text:style-name="T64">Original name: </text:span><text:span text:style-name="T65">W</text:span><text:span text:style-name="T66">alking </text:span></text:p>
      <text:p text:style-name="P10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6"/>
      <text:p text:style-name="P9"/>
      <text:p text:style-name="P14">Values:</text:p>
      <text:p text:style-name="P179"><text:span text:style-name="T6">S</text:span><text:span text:style-name="T7">tance</text:span><text:span text:style-name="T6">: 8</text:span><text:span text:style-name="T8">0</text:span></text:p>
      <text:p text:style-name="P120">Speed: 100</text:p>
      <text:p text:style-name="P179"><text:span text:style-name="T6">Overdrive: 6</text:span><text:span text:style-name="T8">5</text:span></text:p>
      <text:p text:style-name="P51">Character Arm-Space: 50</text:p>
      <text:p text:style-name="P179"><text:span text:style-name="T6">Trim: 2</text:span><text:span text:style-name="T7">3</text:span><text:span text:style-name="T6"> total frames</text:span></text:p>
      <text:p text:style-name="P51">Mirror: false</text:p>
      <text:p text:style-name="P106"><text:span text:style-name="T67">I</text:span>n Place: true</text:p>
      <text:p text:style-name="P106"/>
      <text:p text:style-name="P113">Rough BPM: 165</text:p>
      <text:p text:style-name="P48"/>
      <text:h text:style-name="P241" text:outline-level="2"><text:soft-page-break/>Rifle Aiming <text:span text:style-name="T69">Walking Backwards</text:span></text:h>
      <text:p text:style-name="P4"/>
      <text:p text:style-name="P177"><text:span text:style-name="T64">Original name: </text:span><text:span text:style-name="T65">W</text:span><text:span text:style-name="T66">alking Backwards</text:span></text:p>
      <text:p text:style-name="P50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77"><text:span text:style-name="T6">S</text:span><text:span text:style-name="T7">tance</text:span><text:span text:style-name="T6">: 7</text:span><text:span text:style-name="T7">5</text:span></text:p>
      <text:p text:style-name="P178"><text:span text:style-name="T7">S</text:span><text:span text:style-name="T3">peed: 100</text:span></text:p>
      <text:p text:style-name="P50">Overdrive: 50</text:p>
      <text:p text:style-name="P50">Character Arm-Space: 50</text:p>
      <text:p text:style-name="P177"><text:span text:style-name="T6">Trim: 2</text:span><text:span text:style-name="T7">2</text:span><text:span text:style-name="T6"> total frames</text:span></text:p>
      <text:p text:style-name="P50">Mirror: false</text:p>
      <text:p text:style-name="P105"><text:span text:style-name="T67">I</text:span>n Place: true</text:p>
      <text:p text:style-name="P105"/>
      <text:p text:style-name="P113">Rough BPM: 165</text:p>
      <text:p text:style-name="P105"/>
      <text:p text:style-name="P105"/>
      <text:p text:style-name="P48"/>
      <text:p text:style-name="P48"/>
      <text:h text:style-name="P241" text:outline-level="2">Rifle Aiming Str<text:span text:style-name="T70">a</text:span>fe Left</text:h>
      <text:p text:style-name="P78"/>
      <text:p text:style-name="P176"><text:span text:style-name="T63">Original Name:</text:span><text:span text:style-name="T4"> Strafe Left</text:span></text:p>
      <text:p text:style-name="P17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8"/>
      <text:p text:style-name="P12">Values:</text:p>
      <text:p text:style-name="P176"><text:span text:style-name="T6">B</text:span><text:span text:style-name="T5">ody Height</text:span><text:span text:style-name="T6">: 7</text:span><text:span text:style-name="T5">0</text:span></text:p>
      <text:p text:style-name="P176"><text:span text:style-name="T6">S</text:span><text:span text:style-name="T5">tride length</text:span><text:span text:style-name="T6">: 1</text:span><text:span text:style-name="T5">00</text:span></text:p>
      <text:p text:style-name="P176"><text:span text:style-name="T6">Overdrive: 7</text:span><text:span text:style-name="T5">5</text:span></text:p>
      <text:p text:style-name="P49">Character Arm-Space: 50</text:p>
      <text:p text:style-name="P176"><text:span text:style-name="T6">Trim: 2</text:span><text:span text:style-name="T5">2</text:span><text:span text:style-name="T6"> total frames</text:span></text:p>
      <text:p text:style-name="P78">Mirror: false</text:p>
      <text:p text:style-name="P104"><text:span text:style-name="T67">I</text:span>n Place: true</text:p>
      <text:p text:style-name="P104"/>
      <text:p text:style-name="P113">Rough BPM: 165</text:p>
      <text:p text:style-name="P104"/>
      <text:h text:style-name="P241" text:outline-level="2">Rifle Aiming Str<text:span text:style-name="T70">a</text:span>fe <text:span text:style-name="T72">Right</text:span></text:h>
      <text:p text:style-name="P79"/>
      <text:p text:style-name="P180"><text:span text:style-name="T63">Original Name:</text:span><text:span text:style-name="T4"> Strafe R</text:span><text:span text:style-name="T9">ight</text:span></text:p>
      <text:p text:style-name="P180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9"><text:soft-page-break/></text:p>
      <text:p text:style-name="P15">Values:</text:p>
      <text:p text:style-name="P180"><text:span text:style-name="T6">B</text:span><text:span text:style-name="T5">ody Height</text:span><text:span text:style-name="T6">: 7</text:span><text:span text:style-name="T5">0</text:span></text:p>
      <text:p text:style-name="P180"><text:span text:style-name="T6">S</text:span><text:span text:style-name="T5">tride length</text:span><text:span text:style-name="T6">: 9</text:span><text:span text:style-name="T9">0</text:span></text:p>
      <text:p text:style-name="P180"><text:span text:style-name="T6">Overdrive: 7</text:span><text:span text:style-name="T5">5</text:span></text:p>
      <text:p text:style-name="P52">Character Arm-Space: 50</text:p>
      <text:p text:style-name="P180"><text:span text:style-name="T6">Trim: 2</text:span><text:span text:style-name="T5">1</text:span><text:span text:style-name="T6"> total frames</text:span></text:p>
      <text:p text:style-name="P79">Mirror: false</text:p>
      <text:p text:style-name="P107"><text:span text:style-name="T67">I</text:span>n Place: true</text:p>
      <text:p text:style-name="P107"/>
      <text:p text:style-name="P113">Rough BPM: 165</text:p>
      <text:p text:style-name="P113"/>
      <text:h text:style-name="P241" text:outline-level="2">Rifle Aiming <text:span text:style-name="T69">Walking F</text:span><text:span text:style-name="T71">orward </text:span><text:span text:style-name="T74">ThirdSpeed</text:span></text:h>
      <text:p text:style-name="P6"/>
      <text:p text:style-name="P182"><text:span text:style-name="T64">Original name: </text:span><text:span text:style-name="T65">W</text:span><text:span text:style-name="T66">alking </text:span></text:p>
      <text:p text:style-name="P109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9"/>
      <text:p text:style-name="P10"/>
      <text:p text:style-name="P17">Values:</text:p>
      <text:p text:style-name="P182"><text:span text:style-name="T6">S</text:span><text:span text:style-name="T7">tance</text:span><text:span text:style-name="T6">: 9</text:span><text:span text:style-name="T13">0</text:span></text:p>
      <text:p text:style-name="P182"><text:span text:style-name="T7">Speed: 3</text:span><text:span text:style-name="T13">0</text:span></text:p>
      <text:p text:style-name="P182"><text:span text:style-name="T6">Overdrive: 5</text:span><text:span text:style-name="T13">0</text:span></text:p>
      <text:p text:style-name="P54">Character Arm-Space: 50</text:p>
      <text:p text:style-name="P182"><text:span text:style-name="T6">Trim: 6</text:span><text:span text:style-name="T13">4</text:span><text:span text:style-name="T6"> total frames</text:span></text:p>
      <text:p text:style-name="P54">Mirror: false</text:p>
      <text:p text:style-name="P109"><text:span text:style-name="T67">I</text:span>n Place: true</text:p>
      <text:p text:style-name="P109"/>
      <text:p text:style-name="P182"><text:span text:style-name="T10">Rough BPM: 5</text:span><text:span text:style-name="T12">5</text:span></text:p>
      <text:p text:style-name="P54"/>
      <text:h text:style-name="P241" text:outline-level="2">Rifle Aiming <text:span text:style-name="T69">Walking Backwards </text:span><text:span text:style-name="T74">ThirdSpeed</text:span></text:h>
      <text:p text:style-name="P6"/>
      <text:p text:style-name="P182"><text:span text:style-name="T64">Original name: </text:span><text:span text:style-name="T65">W</text:span><text:span text:style-name="T66">alking Backwards</text:span></text:p>
      <text:p text:style-name="P54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82"><text:span text:style-name="T6">S</text:span><text:span text:style-name="T7">tance</text:span><text:span text:style-name="T6">: 8</text:span><text:span text:style-name="T13">7</text:span></text:p>
      <text:p text:style-name="P182"><text:span text:style-name="T7">Speed: 1</text:span><text:span text:style-name="T13">0</text:span></text:p>
      <text:p text:style-name="P182"><text:span text:style-name="T6">Overdrive: 4</text:span><text:span text:style-name="T13">0</text:span></text:p>
      <text:p text:style-name="P182"><text:span text:style-name="T6">Character Arm-Space: 5</text:span><text:span text:style-name="T13">0</text:span></text:p>
      <text:p text:style-name="P182"><text:span text:style-name="T6">Trim: 6</text:span><text:span text:style-name="T13">4</text:span><text:span text:style-name="T6"> total frames</text:span></text:p>
      <text:p text:style-name="P54"><text:soft-page-break/>Mirror: false</text:p>
      <text:p text:style-name="P109"><text:span text:style-name="T67">I</text:span>n Place: true</text:p>
      <text:p text:style-name="P109"/>
      <text:p text:style-name="P182">Rough BPM: <text:span text:style-name="T95">55</text:span></text:p>
      <text:p text:style-name="P113"/>
      <text:h text:style-name="P241" text:outline-level="2">Rifle Aiming Str<text:span text:style-name="T70">a</text:span>fe Left <text:span text:style-name="T73">T</text:span><text:span text:style-name="T74">hirdSpeed</text:span></text:h>
      <text:p text:style-name="P80"/>
      <text:p text:style-name="P181"><text:span text:style-name="T63">Original Name:</text:span><text:span text:style-name="T4"> Strafe Left</text:span></text:p>
      <text:p text:style-name="P181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80"/>
      <text:p text:style-name="P16">Values:</text:p>
      <text:p text:style-name="P181"><text:span text:style-name="T6">B</text:span><text:span text:style-name="T5">ody Height</text:span><text:span text:style-name="T6">: 8</text:span><text:span text:style-name="T13">5</text:span></text:p>
      <text:p text:style-name="P181"><text:span text:style-name="T6">S</text:span><text:span text:style-name="T5">tride length</text:span><text:span text:style-name="T6">: 1</text:span><text:span text:style-name="T13">0</text:span></text:p>
      <text:p text:style-name="P181"><text:span text:style-name="T6">Overdrive: 4</text:span><text:span text:style-name="T13">5</text:span></text:p>
      <text:p text:style-name="P53">Character Arm-Space: 50</text:p>
      <text:p text:style-name="P181"><text:span text:style-name="T6">Trim: 6</text:span><text:span text:style-name="T13">6</text:span><text:span text:style-name="T6"> total frames</text:span></text:p>
      <text:p text:style-name="P80">Mirror: false</text:p>
      <text:p text:style-name="P108"><text:span text:style-name="T67">I</text:span>n Place: true</text:p>
      <text:p text:style-name="P108"/>
      <text:p text:style-name="P181"><text:span text:style-name="T10">Rough BPM: 5</text:span><text:span text:style-name="T12">5</text:span></text:p>
      <text:p text:style-name="P121"/>
      <text:h text:style-name="P241" text:outline-level="2">Rifle Aiming Str<text:span text:style-name="T70">a</text:span>fe <text:span text:style-name="T72">Right </text:span><text:span text:style-name="T73">T</text:span><text:span text:style-name="T74">hird Speed</text:span></text:h>
      <text:p text:style-name="P80"/>
      <text:p text:style-name="P181"><text:span text:style-name="T63">Original Name:</text:span><text:span text:style-name="T4"> Strafe R</text:span><text:span text:style-name="T9">ight</text:span></text:p>
      <text:p text:style-name="P181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80"/>
      <text:p text:style-name="P16">Values:</text:p>
      <text:p text:style-name="P181"><text:span text:style-name="T6">B</text:span><text:span text:style-name="T5">ody Height</text:span><text:span text:style-name="T6">: 8</text:span><text:span text:style-name="T11">5</text:span></text:p>
      <text:p text:style-name="P181"><text:span text:style-name="T6">S</text:span><text:span text:style-name="T5">tride length</text:span><text:span text:style-name="T6">: 5</text:span></text:p>
      <text:p text:style-name="P181"><text:span text:style-name="T6">Overdrive: 4</text:span><text:span text:style-name="T13">0</text:span></text:p>
      <text:p text:style-name="P53">Character Arm-Space: 50</text:p>
      <text:p text:style-name="P181"><text:span text:style-name="T6">Trim: 6</text:span><text:span text:style-name="T13">7 </text:span><text:span text:style-name="T6">total frames</text:span></text:p>
      <text:p text:style-name="P80">Mirror: false</text:p>
      <text:p text:style-name="P108"><text:span text:style-name="T67">I</text:span>n Place: true</text:p>
      <text:p text:style-name="P108"/>
      <text:p text:style-name="P181"><text:span text:style-name="T11">Rough BPM: 5</text:span><text:span text:style-name="T12">5</text:span></text:p>
      <text:p text:style-name="P122"/>
      <text:p text:style-name="P122"/>
      <text:h text:style-name="Heading_20_2" text:outline-level="2"><text:soft-page-break/><text:span text:style-name="T103">Rifle Aiming </text:span>Turning Right 45 Degrees Improved - not so much root motion</text:h>
      <text:p text:style-name="Text_20_body"/>
      <text:p text:style-name="P218"><text:span text:style-name="T68">Original Name: </text:span>Turning Right 45 Degrees</text:p>
      <text:p text:style-name="P218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18"/>
      <text:p text:style-name="P18">Values:</text:p>
      <text:p text:style-name="P184"><text:span text:style-name="T6">Overdrive: </text:span><text:span text:style-name="T14">50</text:span></text:p>
      <text:p text:style-name="P55">Character Arm-Space: 50</text:p>
      <text:p text:style-name="P184"><text:span text:style-name="T6">Trim: 3</text:span><text:span text:style-name="T14">1</text:span><text:span text:style-name="T13"> </text:span><text:span text:style-name="T6">total frames</text:span></text:p>
      <text:p text:style-name="P81">Mirror: false</text:p>
      <text:p text:style-name="P81"/>
      <text:p text:style-name="P81">→<text:span text:style-name="T101"> the animation is played at -1 speed for the left side, also root motion in x y and z was taken way in unity (all keyframes but the first ones)</text:span></text:p>
      <text:p text:style-name="P81"/>
      <text:h text:style-name="Heading_20_1" text:outline-level="1">Rifle Idle</text:h>
      <text:p text:style-name="P81"/>
      <text:h text:style-name="Heading_20_2" text:outline-level="2">Rifle Idle Walking Forward:</text:h>
      <text:p text:style-name="Text_20_body"/>
      <text:p text:style-name="P185"><text:span text:style-name="T63">Original Name:</text:span><text:span text:style-name="T4"> R</text:span><text:span text:style-name="T16">ifle Walk</text:span></text:p>
      <text:p text:style-name="P185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82"/>
      <text:p text:style-name="P19">Values:</text:p>
      <text:p text:style-name="P185"><text:span text:style-name="T6">Overdrive: 5</text:span><text:span text:style-name="T16">0</text:span></text:p>
      <text:p text:style-name="P56">Character Arm-Space: 50</text:p>
      <text:p text:style-name="P185"><text:span text:style-name="T6">Trim: 4</text:span><text:span text:style-name="T16">0</text:span><text:span text:style-name="T13"> </text:span><text:span text:style-name="T6">total frames</text:span></text:p>
      <text:p text:style-name="P82">Mirror: false</text:p>
      <text:p text:style-name="P111"><text:span text:style-name="T67">I</text:span>n Place: true</text:p>
      <text:p text:style-name="P111"/>
      <text:p text:style-name="P185"><text:span text:style-name="T11">Rough BPM: </text:span><text:span text:style-name="T15">90</text:span></text:p>
      <text:p text:style-name="P123"/>
      <text:h text:style-name="P242" text:outline-level="2">Rifle Idle Walking <text:span text:style-name="T75">B</text:span><text:span text:style-name="T76">ackwards</text:span>:</text:h>
      <text:p text:style-name="P219"/>
      <text:p text:style-name="P185"><text:soft-page-break/><text:span text:style-name="T63">Original Name:</text:span><text:span text:style-name="T4"> B</text:span><text:span text:style-name="T18">ackwards Rifle Walk</text:span></text:p>
      <text:p text:style-name="P185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82"/>
      <text:p text:style-name="P19">Values:</text:p>
      <text:p text:style-name="P185"><text:span text:style-name="T6">Overdrive: 5</text:span><text:span text:style-name="T16">0</text:span></text:p>
      <text:p text:style-name="P56">Character Arm-Space: 50</text:p>
      <text:p text:style-name="P185"><text:span text:style-name="T6">Trim: 3</text:span><text:span text:style-name="T17">9 </text:span><text:span text:style-name="T6">total frames</text:span></text:p>
      <text:p text:style-name="P82">Mirror: false</text:p>
      <text:p text:style-name="P111"><text:span text:style-name="T67">I</text:span>n Place: true</text:p>
      <text:p text:style-name="P111"/>
      <text:p text:style-name="P185"><text:span text:style-name="T11">Rough BPM: </text:span><text:span text:style-name="T15">90</text:span></text:p>
      <text:p text:style-name="P123"/>
      <text:h text:style-name="P243" text:outline-level="2">Rifle Idle <text:span text:style-name="T75">T</text:span><text:span text:style-name="T77">urn:</text:span></text:h>
      <text:p text:style-name="P220"/>
      <text:p text:style-name="P186"><text:span text:style-name="T63">Original Name:</text:span><text:span text:style-name="T4"> R</text:span><text:span text:style-name="T19">ifle Turn</text:span></text:p>
      <text:p text:style-name="P186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83"/>
      <text:p text:style-name="P83"/>
      <text:p text:style-name="P20">Values:</text:p>
      <text:p text:style-name="P186"><text:span text:style-name="T6">Overdrive: 5</text:span><text:span text:style-name="T16">0</text:span></text:p>
      <text:p text:style-name="P57">Character Arm-Space: 50</text:p>
      <text:p text:style-name="P186"><text:span text:style-name="T6">Trim: 6</text:span><text:span text:style-name="T19">0</text:span><text:span text:style-name="T17"> </text:span><text:span text:style-name="T6">total frames</text:span></text:p>
      <text:p text:style-name="P83">Mirror: false</text:p>
      <text:p text:style-name="P112"/>
      <text:p text:style-name="P186"><text:span text:style-name="T11">//Rough BPM: </text:span><text:span text:style-name="T15">90?</text:span></text:p>
      <text:p text:style-name="P124"/>
      <text:p text:style-name="P187"><text:span text:style-name="T15">L</text:span><text:span text:style-name="T3">oop Pose: true</text:span></text:p>
      <text:p text:style-name="P154">- deleted all root motion except y and all root rotation, shortened clip to be smoother</text:p>
      <text:p text:style-name="P154"/>
      <text:h text:style-name="Heading_20_1" text:outline-level="1">Rifle Crouching:</text:h>
      <text:p text:style-name="P157"/>
      <text:p text:style-name="P157"/>
      <text:h text:style-name="P244" text:outline-level="2">R<text:span text:style-name="T102">ifle Crouching Turn Left 90 Degrees</text:span></text:h>
      <text:p text:style-name="P221"/>
      <text:p text:style-name="P188"><text:span text:style-name="T63">Original Name:</text:span><text:span text:style-name="T4"> </text:span><text:span text:style-name="T19">Crouching Turn 90 Left</text:span></text:p>
      <text:p text:style-name="P188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4"/>
      <text:p text:style-name="P84"/>
      <text:p text:style-name="P21">Values:</text:p>
      <text:p text:style-name="P188"><text:span text:style-name="T6">Overdrive: 5</text:span><text:span text:style-name="T16">0</text:span></text:p>
      <text:p text:style-name="P58">Character Arm-Space: 50</text:p>
      <text:p text:style-name="P188"><text:span text:style-name="T6">Trim: 3</text:span><text:span text:style-name="T20">9</text:span><text:span text:style-name="T17"> </text:span><text:span text:style-name="T6">total frames</text:span></text:p>
      <text:p text:style-name="P84">Mirror: false</text:p>
      <text:p text:style-name="P125"/>
      <text:p text:style-name="P155"/>
      <text:p text:style-name="P155"/>
      <text:p text:style-name="P157">- has root motion x and z takn away and the animation is shortened in its length from 0 to 1:10 <text:span text:style-name="T102">&amp; Loop Pose is true</text:span></text:p>
      <text:p text:style-name="P157"/>
      <text:h text:style-name="P251" text:outline-level="2"><text:span text:style-name="T75">R</text:span><text:span text:style-name="T78">ifle Crouching Turn Right 90 Degrees</text:span></text:h>
      <text:p text:style-name="P221"/>
      <text:p text:style-name="P188"><text:span text:style-name="T63">Original Name:</text:span><text:span text:style-name="T4"> </text:span><text:span text:style-name="T19">Crouching Turn 90 R</text:span><text:span text:style-name="T20">ight</text:span></text:p>
      <text:p text:style-name="P188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4"/>
      <text:p text:style-name="P84"/>
      <text:p text:style-name="P21">Values:</text:p>
      <text:p text:style-name="P188"><text:span text:style-name="T6">Overdrive: 5</text:span><text:span text:style-name="T16">0</text:span></text:p>
      <text:p text:style-name="P58">Character Arm-Space: 50</text:p>
      <text:p text:style-name="P188"><text:span text:style-name="T6">Trim: 3</text:span><text:span text:style-name="T20">9</text:span><text:span text:style-name="T17"> </text:span><text:span text:style-name="T6">total frames</text:span></text:p>
      <text:p text:style-name="P84">Mirror: false</text:p>
      <text:p text:style-name="P125"/>
      <text:p text:style-name="P155"/>
      <text:p text:style-name="P155"/>
      <text:p text:style-name="P158">- has root motion x and z takn away and the animation is shortened in its length from 0 to 1:10 <text:span text:style-name="T102">&amp; Loop Pose is true</text:span></text:p>
      <text:h text:style-name="P253" text:outline-level="2"/>
      <text:p text:style-name="P227"/>
      <text:h text:style-name="P254" text:outline-level="2"><text:span text:style-name="T75">R</text:span><text:span text:style-name="T78">ifle Crouching </text:span><text:span text:style-name="T79">Aiming Idle</text:span></text:h>
      <text:p text:style-name="P222"/>
      <text:p text:style-name="P189"><text:span text:style-name="T63">Original Name:</text:span><text:span text:style-name="T4"> </text:span><text:span text:style-name="T19">I</text:span><text:span text:style-name="T21">dle Crouching Aiming</text:span></text:p>
      <text:p text:style-name="P189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85"><text:soft-page-break/></text:p>
      <text:p text:style-name="P85"/>
      <text:p text:style-name="P22">Values:</text:p>
      <text:p text:style-name="P189"><text:span text:style-name="T6">Overdrive: 5</text:span><text:span text:style-name="T16">0</text:span></text:p>
      <text:p text:style-name="P59">Character Arm-Space: 50</text:p>
      <text:p text:style-name="P189"><text:span text:style-name="T6">Trim: 6</text:span><text:span text:style-name="T22">4</text:span><text:span text:style-name="T17"> </text:span><text:span text:style-name="T6">total frames</text:span></text:p>
      <text:p text:style-name="P85">Mirror: false</text:p>
      <text:h text:style-name="P255" text:outline-level="2"><text:span text:style-name="T75">R</text:span><text:span text:style-name="T78">ifle Crouching </text:span><text:span text:style-name="T79">Walking Forwards</text:span></text:h>
      <text:p text:style-name="P223"/>
      <text:p text:style-name="P190"><text:span text:style-name="T63">Original Name:</text:span><text:span text:style-name="T4"> </text:span><text:span text:style-name="T19">I</text:span><text:span text:style-name="T21">dle Crouching Aiming</text:span></text:p>
      <text:p text:style-name="P190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86"/>
      <text:p text:style-name="P86"/>
      <text:p text:style-name="P23">Values:</text:p>
      <text:p text:style-name="P190"><text:span text:style-name="T6">Overdrive: 5</text:span><text:span text:style-name="T16">0</text:span></text:p>
      <text:p text:style-name="P60">Character Arm-Space: 50</text:p>
      <text:p text:style-name="P190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92">In Place: true</text:p>
      <text:h text:style-name="P245" text:outline-level="2"/>
      <text:h text:style-name="P245" text:outline-level="2"/>
      <text:h text:style-name="P255" text:outline-level="2"><text:span text:style-name="T75">R</text:span><text:span text:style-name="T78">ifle Crouching </text:span><text:span text:style-name="T79">Walking Backwards</text:span></text:h>
      <text:p text:style-name="P223"/>
      <text:p text:style-name="P190"><text:span text:style-name="T63">Original Name:</text:span><text:span text:style-name="T4"> </text:span><text:span text:style-name="T21">Walk Crouching Backward</text:span></text:p>
      <text:p text:style-name="P190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86"/>
      <text:p text:style-name="P86"/>
      <text:p text:style-name="P23">Values:</text:p>
      <text:p text:style-name="P190"><text:span text:style-name="T6">Overdrive: 5</text:span><text:span text:style-name="T16">0</text:span></text:p>
      <text:p text:style-name="P60">Character Arm-Space: 50</text:p>
      <text:p text:style-name="P190"><text:span text:style-name="T6">Trim: 3</text:span><text:span text:style-name="T24">1</text:span><text:span text:style-name="T17"> </text:span><text:span text:style-name="T6">total frames</text:span></text:p>
      <text:p text:style-name="P126">Mirror: false</text:p>
      <text:p text:style-name="P127">In Place: true</text:p>
      <text:p text:style-name="P159"/>
      <text:h text:style-name="P256" text:outline-level="2"><text:soft-page-break/><text:span text:style-name="T75">R</text:span><text:span text:style-name="T78">ifle Crouching </text:span><text:span text:style-name="T79">S</text:span><text:span text:style-name="T80">trafe</text:span><text:span text:style-name="T79"> L</text:span><text:span text:style-name="T81">eft</text:span></text:h>
      <text:p text:style-name="P224"/>
      <text:p text:style-name="P191"><text:span text:style-name="T63">Original Name:</text:span><text:span text:style-name="T21"> </text:span><text:span text:style-name="T25">Walk Crouching Left</text:span></text:p>
      <text:p text:style-name="P191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87"/>
      <text:p text:style-name="P87"/>
      <text:p text:style-name="P87"/>
      <text:p text:style-name="P24">Values:</text:p>
      <text:p text:style-name="P191"><text:span text:style-name="T6">Overdrive: 5</text:span><text:span text:style-name="T16">0</text:span></text:p>
      <text:p text:style-name="P61">Character Arm-Space: 50</text:p>
      <text:p text:style-name="P191"><text:span text:style-name="T6">Trim: 3</text:span><text:span text:style-name="T26">1</text:span><text:span text:style-name="T17"> </text:span><text:span text:style-name="T6">total frames</text:span></text:p>
      <text:p text:style-name="P128">Mirror: false</text:p>
      <text:p text:style-name="P129">In Place: true</text:p>
      <text:p text:style-name="P87"/>
      <text:h text:style-name="P256" text:outline-level="2"><text:span text:style-name="T75">R</text:span><text:span text:style-name="T78">ifle Crouching </text:span><text:span text:style-name="T79">S</text:span><text:span text:style-name="T80">trafe</text:span><text:span text:style-name="T79"> R</text:span><text:span text:style-name="T82">ight</text:span></text:h>
      <text:p text:style-name="P224"/>
      <text:p text:style-name="P191"><text:span text:style-name="T63">Original Name:</text:span><text:span text:style-name="T4"> </text:span><text:span text:style-name="T21">Walk Crouching Right</text:span></text:p>
      <text:p text:style-name="P191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87"/>
      <text:p text:style-name="P87"/>
      <text:p text:style-name="P24">Values:</text:p>
      <text:p text:style-name="P191"><text:span text:style-name="T6">Overdrive: 5</text:span><text:span text:style-name="T16">0</text:span></text:p>
      <text:p text:style-name="P61">Character Arm-Space: 50</text:p>
      <text:p text:style-name="P191"><text:span text:style-name="T6">Trim: 3</text:span><text:span text:style-name="T27">1</text:span><text:span text:style-name="T6">total frames</text:span></text:p>
      <text:p text:style-name="P128">Mirror: false</text:p>
      <text:p text:style-name="P130">In Place: true</text:p>
      <text:p text:style-name="P160"/>
      <text:h text:style-name="P257" text:outline-level="2"><text:span text:style-name="T75">R</text:span><text:span text:style-name="T78">ifle Crouching </text:span><text:span text:style-name="T83">Diagonal Forward Right</text:span></text:h>
      <text:p text:style-name="P225"/>
      <text:p text:style-name="P193"><text:span text:style-name="T63">Original Name:</text:span><text:span text:style-name="T4"> </text:span><text:span text:style-name="T21">Walk Crouching F</text:span><text:span text:style-name="T28">orward Right</text:span></text:p>
      <text:p text:style-name="P19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8"/>
      <text:p text:style-name="P88"/>
      <text:p text:style-name="P25">Values:</text:p>
      <text:p text:style-name="P193"><text:span text:style-name="T6">Overdrive: 5</text:span><text:span text:style-name="T16">0</text:span></text:p>
      <text:p text:style-name="P62">Character Arm-Space: 50</text:p>
      <text:p text:style-name="P193"><text:span text:style-name="T6">Trim: 3</text:span><text:span text:style-name="T27">1</text:span><text:span text:style-name="T6">total frames</text:span></text:p>
      <text:p text:style-name="P131"><text:soft-page-break/>Mirror: false</text:p>
      <text:p text:style-name="P131">In Place: true</text:p>
      <text:p text:style-name="P161"/>
      <text:h text:style-name="P258" text:outline-level="2"><text:span text:style-name="T75">R</text:span><text:span text:style-name="T78">ifle Crouching </text:span><text:span text:style-name="T83">Diagonal Forward Left</text:span></text:h>
      <text:p text:style-name="P226"/>
      <text:p text:style-name="P194"><text:span text:style-name="T63">Original Name:</text:span><text:span text:style-name="T4"> </text:span><text:span text:style-name="T21">Walk Crouching F</text:span><text:span text:style-name="T28">orward Left</text:span></text:p>
      <text:p text:style-name="P19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9"/>
      <text:p text:style-name="P89"/>
      <text:p text:style-name="P26">Values:</text:p>
      <text:p text:style-name="P194"><text:span text:style-name="T6">Overdrive: 5</text:span><text:span text:style-name="T16">0</text:span></text:p>
      <text:p text:style-name="P63">Character Arm-Space: 50</text:p>
      <text:p text:style-name="P194"><text:span text:style-name="T6">Trim: 3</text:span><text:span text:style-name="T27">1</text:span><text:span text:style-name="T6">total frames</text:span></text:p>
      <text:p text:style-name="P132">Mirror: false</text:p>
      <text:p text:style-name="P132">In Place: true</text:p>
      <text:p text:style-name="P162"/>
      <text:h text:style-name="P258" text:outline-level="2"><text:span text:style-name="T75">R</text:span><text:span text:style-name="T78">ifle Crouching </text:span><text:span text:style-name="T83">Diagonal Backwards Right</text:span></text:h>
      <text:p text:style-name="P226"/>
      <text:p text:style-name="P194"><text:span text:style-name="T63">Original Name:</text:span><text:span text:style-name="T4"> </text:span><text:span text:style-name="T21">Walk Crouching B</text:span><text:span text:style-name="T28">ackward Right</text:span></text:p>
      <text:p text:style-name="P19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9"/>
      <text:p text:style-name="P89"/>
      <text:p text:style-name="P26">Values:</text:p>
      <text:p text:style-name="P194"><text:span text:style-name="T6">Overdrive: 5</text:span><text:span text:style-name="T16">0</text:span></text:p>
      <text:p text:style-name="P63">Character Arm-Space: 50</text:p>
      <text:p text:style-name="P194"><text:span text:style-name="T6">Trim: 3</text:span><text:span text:style-name="T27">1</text:span><text:span text:style-name="T6">total frames</text:span></text:p>
      <text:p text:style-name="P132">Mirror: false</text:p>
      <text:p text:style-name="P132">In Place: true</text:p>
      <text:p text:style-name="P162"/>
      <text:h text:style-name="P258" text:outline-level="2"><text:span text:style-name="T75">R</text:span><text:span text:style-name="T78">ifle Crouching </text:span><text:span text:style-name="T83">Diagonal Backwards Left</text:span></text:h>
      <text:p text:style-name="P226"/>
      <text:p text:style-name="P194"><text:span text:style-name="T63">Original Name:</text:span><text:span text:style-name="T4"> </text:span><text:span text:style-name="T21">Walk Crouching B</text:span><text:span text:style-name="T28">ackward L</text:span><text:span text:style-name="T29">eft</text:span></text:p>
      <text:p text:style-name="P19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9"/>
      <text:p text:style-name="P89"/>
      <text:p text:style-name="P26">Values:</text:p>
      <text:p text:style-name="P194"><text:span text:style-name="T6">Overdrive: 5</text:span><text:span text:style-name="T16">0</text:span></text:p>
      <text:p text:style-name="P63"><text:soft-page-break/>Character Arm-Space: 50</text:p>
      <text:p text:style-name="P194"><text:span text:style-name="T6">Trim: 3</text:span><text:span text:style-name="T27">1</text:span><text:span text:style-name="T6">total frames</text:span></text:p>
      <text:p text:style-name="P132">Mirror: false</text:p>
      <text:p text:style-name="P132">In Place: true</text:p>
      <text:p text:style-name="P132"/>
      <text:h text:style-name="P240" text:outline-level="1">R<text:span text:style-name="T111">eload Rifle</text:span></text:h>
      <text:h text:style-name="P271" text:outline-level="2"><text:span text:style-name="T75">R</text:span><text:span text:style-name="T78">ifle R</text:span><text:span text:style-name="T93">eload Crouched</text:span></text:h>
      <text:p text:style-name="P279"/>
      <text:p text:style-name="P277"><text:span text:style-name="T63">Original Name:</text:span><text:span text:style-name="T4"> </text:span><text:span text:style-name="T21">R</text:span><text:span text:style-name="T61">eload</text:span></text:p>
      <text:p text:style-name="P277"><text:a xlink:type="simple" xlink:href="https://www.mixamo.com/#/?page=1&amp;query=reload" text:style-name="Internet_20_link" text:visited-style-name="Visited_20_Internet_20_Link"><text:span text:style-name="T4">https://www.mixamo.com/#/?page=1&amp;query=reload</text:span></text:a></text:p>
      <text:p text:style-name="P274"/>
      <text:p text:style-name="P274"/>
      <text:p text:style-name="P276">Values:</text:p>
      <text:p text:style-name="P277"><text:span text:style-name="T6">Overdrive: 5</text:span><text:span text:style-name="T16">0</text:span></text:p>
      <text:p text:style-name="P275">Character Arm-Space: 50</text:p>
      <text:p text:style-name="P277"><text:span text:style-name="T6">Trim: 2</text:span><text:span text:style-name="T61">07 </text:span><text:span text:style-name="T6">total frames</text:span></text:p>
      <text:p text:style-name="P277"><text:span text:style-name="T15">Mirror: false</text:span></text:p>
      <text:p text:style-name="Standard"/>
      <text:h text:style-name="P271" text:outline-level="2"><text:span text:style-name="T75">R</text:span><text:span text:style-name="T78">ifle R</text:span><text:span text:style-name="T93">eload Standing</text:span></text:h>
      <text:p text:style-name="P279"/>
      <text:p text:style-name="P277"><text:span text:style-name="T63">Original Name:</text:span><text:span text:style-name="T4"> </text:span><text:span text:style-name="T21">R</text:span><text:span text:style-name="T62">eloading</text:span></text:p>
      <text:p text:style-name="P27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74"/>
      <text:p text:style-name="P274"/>
      <text:p text:style-name="P276">Values:</text:p>
      <text:p text:style-name="P278"><text:span text:style-name="T6">S</text:span><text:span text:style-name="T62">peed</text:span><text:span text:style-name="T6">: 1</text:span><text:span text:style-name="T62">00:</text:span></text:p>
      <text:p text:style-name="P278"><text:span text:style-name="T6">A</text:span><text:span text:style-name="T62">rm Height</text:span><text:span text:style-name="T6">: 1</text:span><text:span text:style-name="T62">00:</text:span></text:p>
      <text:p text:style-name="P277"><text:span text:style-name="T6">Overdrive: 5</text:span><text:span text:style-name="T16">0</text:span></text:p>
      <text:p text:style-name="P275">Character Arm-Space: 50</text:p>
      <text:p text:style-name="P277"><text:span text:style-name="T6">Trim: </text:span><text:span text:style-name="T62">100 </text:span><text:span text:style-name="T6">total frames</text:span></text:p>
      <text:p text:style-name="P273">Mirror: false</text:p>
      <text:p text:style-name="P277">In Place: true</text:p>
      <text:h text:style-name="Heading_20_1" text:outline-level="1"><text:soft-page-break/>Pistol Aiming</text:h>
      <text:p text:style-name="Text_20_body"/>
      <text:h text:style-name="P246" text:outline-level="2">P<text:span text:style-name="T104">istol Aiming idle</text:span></text:h>
      <text:p text:style-name="P235"/>
      <text:p text:style-name="P195"><text:span text:style-name="T63">Original Name:</text:span><text:span text:style-name="T4"> </text:span><text:span text:style-name="T21">P</text:span><text:span text:style-name="T30">istol Idle</text:span></text:p>
      <text:p text:style-name="P19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0"/>
      <text:p text:style-name="P27">Values:</text:p>
      <text:p text:style-name="P195"><text:span text:style-name="T6">Overdrive: 5</text:span><text:span text:style-name="T16">0</text:span></text:p>
      <text:p text:style-name="P64">Character Arm-Space: 50</text:p>
      <text:p text:style-name="P195"><text:span text:style-name="T6">Trim: 4</text:span><text:span text:style-name="T33">1 </text:span><text:span text:style-name="T6">total frames</text:span></text:p>
      <text:p text:style-name="P133">Mirror: false</text:p>
      <text:p text:style-name="P133"/>
      <text:h text:style-name="P246" text:outline-level="2">P<text:span text:style-name="T104">istol Aiming Walking Backwards</text:span></text:h>
      <text:p text:style-name="P235"/>
      <text:p text:style-name="P195"><text:span text:style-name="T63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9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0"/>
      <text:p text:style-name="P27">Values:</text:p>
      <text:p text:style-name="P195"><text:span text:style-name="T6">Overdrive: 7</text:span><text:span text:style-name="T33">0</text:span></text:p>
      <text:p text:style-name="P64">Character Arm-Space: 50</text:p>
      <text:p text:style-name="P195"><text:span text:style-name="T6">Trim: 2</text:span><text:span text:style-name="T33">3 </text:span><text:span text:style-name="T6">total frames</text:span></text:p>
      <text:p text:style-name="P133">Mirror: false</text:p>
      <text:p text:style-name="P133">In Place: true</text:p>
      <text:p text:style-name="P133"/>
      <text:p text:style-name="P114">Rough BPM: 165</text:p>
      <text:p text:style-name="P114"/>
      <text:h text:style-name="P247" text:outline-level="2">P<text:span text:style-name="T105">istol Aiming Walking Forward</text:span></text:h>
      <text:p text:style-name="P235"/>
      <text:p text:style-name="P195"><text:span text:style-name="T63">Original Name:</text:span><text:span text:style-name="T4"> </text:span><text:span text:style-name="T21">P</text:span><text:span text:style-name="T30">istol W</text:span><text:span text:style-name="T34">alk</text:span></text:p>
      <text:p text:style-name="P19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0"/>
      <text:p text:style-name="P27">Values:</text:p>
      <text:p text:style-name="P195"><text:soft-page-break/><text:span text:style-name="T6">Overdrive: 5</text:span><text:span text:style-name="T34">4</text:span></text:p>
      <text:p text:style-name="P64">Character Arm-Space: 50</text:p>
      <text:p text:style-name="P195"><text:span text:style-name="T6">Trim: 2</text:span><text:span text:style-name="T34">3 </text:span><text:span text:style-name="T6">total frames</text:span></text:p>
      <text:p text:style-name="P133">Mirror: false</text:p>
      <text:p text:style-name="P133">In Place: true</text:p>
      <text:p text:style-name="P163"/>
      <text:p text:style-name="P115">Rough BPM: 165</text:p>
      <text:p text:style-name="P163"/>
      <text:h text:style-name="P247" text:outline-level="2">P<text:span text:style-name="T105">istol Aiming Strafe Left</text:span></text:h>
      <text:p text:style-name="P235"/>
      <text:p text:style-name="P195"><text:span text:style-name="T63">Original Name:</text:span><text:span text:style-name="T4"> </text:span><text:span text:style-name="T21">P</text:span><text:span text:style-name="T30">istol </text:span><text:span text:style-name="T34">Strafe</text:span></text:p>
      <text:p text:style-name="P19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0"/>
      <text:p text:style-name="P27">Values:</text:p>
      <text:p text:style-name="P195"><text:span text:style-name="T6">Overdrive: 2</text:span><text:span text:style-name="T34">8</text:span></text:p>
      <text:p text:style-name="P64">Character Arm-Space: 50</text:p>
      <text:p text:style-name="P196"><text:span text:style-name="T6">Trim: 2</text:span><text:span text:style-name="T34">3 </text:span><text:span text:style-name="T6">total frames</text:span></text:p>
      <text:p text:style-name="P133">Mirror: false</text:p>
      <text:p text:style-name="P133">In Place: true</text:p>
      <text:p text:style-name="P163"/>
      <text:p text:style-name="P115">Rough BPM: 165</text:p>
      <text:p text:style-name="P163"/>
      <text:h text:style-name="P259" text:outline-level="2"><text:span text:style-name="T83">P</text:span><text:span text:style-name="T84">istol Aiming Strafe Right</text:span></text:h>
      <text:p text:style-name="P235"/>
      <text:p text:style-name="P195"><text:span text:style-name="T63">Original Name:</text:span><text:span text:style-name="T4"> </text:span><text:span text:style-name="T21">P</text:span><text:span text:style-name="T30">istol S</text:span><text:span text:style-name="T34">trafe</text:span></text:p>
      <text:p text:style-name="P19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0"/>
      <text:p text:style-name="P27">Values:</text:p>
      <text:p text:style-name="P195"><text:span text:style-name="T6">Overdrive: 3</text:span><text:span text:style-name="T34">2</text:span></text:p>
      <text:p text:style-name="P64">Character Arm-Space: 50</text:p>
      <text:p text:style-name="P196"><text:span text:style-name="T6">Trim: 2</text:span><text:span text:style-name="T34">3 </text:span><text:span text:style-name="T6">total frames</text:span></text:p>
      <text:p text:style-name="P133">Mirror: false</text:p>
      <text:p text:style-name="P133">In Place: true</text:p>
      <text:p text:style-name="P163"/>
      <text:p text:style-name="P115">Rough BPM: 165</text:p>
      <text:p text:style-name="P115"/>
      <text:p text:style-name="P115"/>
      <text:p text:style-name="P115"/>
      <text:h text:style-name="P260" text:outline-level="2"><text:soft-page-break/><text:span text:style-name="T83">P</text:span><text:span text:style-name="T84">istol C</text:span><text:span text:style-name="T85">rouching Idle</text:span></text:h>
      <text:p text:style-name="P236"/>
      <text:p text:style-name="P197"><text:span text:style-name="T63">Original Name:</text:span><text:span text:style-name="T4"> </text:span><text:span text:style-name="T10">Pistol k</text:span><text:span text:style-name="T35">neeling</text:span><text:span text:style-name="T10"> Idle</text:span></text:p>
      <text:p text:style-name="P197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1"/>
      <text:p text:style-name="P28">Values:</text:p>
      <text:p text:style-name="P197"><text:span text:style-name="T6">Overdrive: 5</text:span><text:span text:style-name="T35">0</text:span></text:p>
      <text:p text:style-name="P65">Character Arm-Space: 50</text:p>
      <text:p text:style-name="P197"><text:span text:style-name="T6">Trim: 1</text:span><text:span text:style-name="T35">15</text:span><text:span text:style-name="T34"> </text:span><text:span text:style-name="T6">total frames</text:span></text:p>
      <text:p text:style-name="P134">Mirror: false</text:p>
      <text:p text:style-name="P134"/>
      <text:h text:style-name="Heading_20_1" text:outline-level="1">Humanoid Animations From Brackeys</text:h>
      <text:p text:style-name="P134"/>
      <text:p text:style-name="P164">I did some heavy processing on them, tick everything to origina l and bake into pose to prevent root motion, also delete all root.T x and z motion and all quaternion keyframes of root beside the first ones</text:p>
      <text:p text:style-name="P164"/>
      <text:h text:style-name="Heading_20_1" text:outline-level="1"/>
      <text:h text:style-name="Heading_20_1" text:outline-level="1">Sword and Shield – also used for Grenade?</text:h>
      <text:p text:style-name="P116"/>
      <text:p text:style-name="P163"/>
      <text:p text:style-name="P163"/>
      <text:p text:style-name="P167">Use the idle crouch for grenade:</text:p>
      <text:p text:style-name="P167"/>
      <text:p text:style-name="P167"><text:soft-page-break/>- <text:span text:style-name="T106">have the trow animation be on a different layer – only override upper body?</text:span></text:p>
      <text:p text:style-name="P165"/>
      <text:h text:style-name="Heading_20_2" text:outline-level="2">Sword &amp; Shield Walk: <text:span text:style-name="T107">Forward</text:span></text:h>
      <text:p text:style-name="P165"/>
      <text:p text:style-name="P198"><text:span text:style-name="T63">Original Name:</text:span><text:span text:style-name="T4"> </text:span><text:span text:style-name="T36">Sword &amp; Shield Walk:</text:span></text:p>
      <text:p text:style-name="P92">https://www.mixamo.com/#/?page=1&amp;query=sword+%26+shield</text:p>
      <text:p text:style-name="P92"/>
      <text:p text:style-name="P29">Values:</text:p>
      <text:p text:style-name="P198"><text:span text:style-name="T6">Overdrive: 7</text:span><text:span text:style-name="T37">5</text:span></text:p>
      <text:p text:style-name="P66">Character Arm-Space: 50</text:p>
      <text:p text:style-name="P198"><text:span text:style-name="T6">Trim: 2</text:span><text:span text:style-name="T37">3</text:span><text:span text:style-name="T34"> </text:span><text:span text:style-name="T6">total frames</text:span></text:p>
      <text:p text:style-name="P135">Mirror: false</text:p>
      <text:p text:style-name="P137">In Place: true</text:p>
      <text:p text:style-name="P137"/>
      <text:p text:style-name="P117">Rough BPM: 165</text:p>
      <text:h text:style-name="Heading_20_2" text:outline-level="2">Sword &amp; Shield Walk: Backwards</text:h>
      <text:p text:style-name="P166"/>
      <text:p text:style-name="P199"><text:span text:style-name="T63">Original Name:</text:span><text:span text:style-name="T4"> </text:span><text:span text:style-name="T36">Sword &amp; Shield Walk:</text:span></text:p>
      <text:p text:style-name="P93">https://www.mixamo.com/#/?page=1&amp;query=sword+%26+shield</text:p>
      <text:p text:style-name="P93"/>
      <text:p text:style-name="P30">Values:</text:p>
      <text:p text:style-name="P199"><text:span text:style-name="T6">Overdrive: </text:span><text:span text:style-name="T38">85</text:span></text:p>
      <text:p text:style-name="P67">Character Arm-Space: 50</text:p>
      <text:p text:style-name="P199"><text:span text:style-name="T6">Trim: 2</text:span><text:span text:style-name="T37">3</text:span><text:span text:style-name="T34"> </text:span><text:span text:style-name="T6">total frames</text:span></text:p>
      <text:p text:style-name="P136">Mirror: false</text:p>
      <text:p text:style-name="P137">In Place: true</text:p>
      <text:p text:style-name="P137"/>
      <text:p text:style-name="P117">Rough BPM: 165</text:p>
      <text:p text:style-name="P156"/>
      <text:h text:style-name="Heading_20_2" text:outline-level="2">Sword &amp; Shield Strafe Left</text:h>
      <text:p text:style-name="P168"/>
      <text:p text:style-name="P200"><text:span text:style-name="T63">Original Name:</text:span><text:span text:style-name="T4"> </text:span><text:span text:style-name="T36">Sword &amp; Shield S</text:span><text:span text:style-name="T39">trafe</text:span></text:p>
      <text:p text:style-name="P94">https://www.mixamo.com/#/?page=1&amp;query=sword+%26+shield</text:p>
      <text:p text:style-name="P94"/>
      <text:p text:style-name="P31">Values:</text:p>
      <text:p text:style-name="P200"><text:span text:style-name="T6">Overdrive: </text:span><text:span text:style-name="T38">9</text:span><text:span text:style-name="T39">0</text:span></text:p>
      <text:p text:style-name="P68">Character Arm-Space: 50</text:p>
      <text:p text:style-name="P200"><text:span text:style-name="T6">Trim: 2</text:span><text:span text:style-name="T37">3</text:span><text:span text:style-name="T34"> </text:span><text:span text:style-name="T6">total frames</text:span></text:p>
      <text:p text:style-name="P137">Mirror: false</text:p>
      <text:p text:style-name="P137"><text:soft-page-break/>In Place: true</text:p>
      <text:p text:style-name="P137"/>
      <text:p text:style-name="P117">Rough BPM: 165</text:p>
      <text:p text:style-name="P137"/>
      <text:h text:style-name="P261" text:outline-level="2">Sword &amp; Shield Strafe <text:span text:style-name="T75">R</text:span><text:span text:style-name="T86">ight</text:span></text:h>
      <text:p text:style-name="P169"/>
      <text:p text:style-name="P201"><text:span text:style-name="T63">Original Name:</text:span><text:span text:style-name="T4"> </text:span><text:span text:style-name="T36">Sword &amp; Shield S</text:span><text:span text:style-name="T39">trafe</text:span></text:p>
      <text:p text:style-name="P95">https://www.mixamo.com/#/?page=1&amp;query=sword+%26+shield</text:p>
      <text:p text:style-name="P95"/>
      <text:p text:style-name="P32">Values:</text:p>
      <text:p text:style-name="P201"><text:span text:style-name="T6">Overdrive: </text:span><text:span text:style-name="T38">7</text:span><text:span text:style-name="T40">7</text:span></text:p>
      <text:p text:style-name="P69">Character Arm-Space: 50</text:p>
      <text:p text:style-name="P201"><text:span text:style-name="T6">Trim: 2</text:span><text:span text:style-name="T37">3</text:span><text:span text:style-name="T34"> </text:span><text:span text:style-name="T6">total frames</text:span></text:p>
      <text:p text:style-name="P138">Mirror: false</text:p>
      <text:p text:style-name="P138">In Place: true</text:p>
      <text:p text:style-name="P138"/>
      <text:p text:style-name="P117">Rough BPM: 165</text:p>
      <text:p text:style-name="P117"/>
      <text:h text:style-name="P262" text:outline-level="2">Sword &amp; Shield <text:span text:style-name="T75">I</text:span><text:span text:style-name="T87">dle</text:span></text:h>
      <text:p text:style-name="P170"/>
      <text:p text:style-name="P202"><text:span text:style-name="T63">Original Name:</text:span><text:span text:style-name="T4"> </text:span><text:span text:style-name="T36">Sword &amp; Shield I</text:span><text:span text:style-name="T41">dle</text:span></text:p>
      <text:p text:style-name="P96">https://www.mixamo.com/#/?page=1&amp;query=sword+%26+shield</text:p>
      <text:p text:style-name="P96"/>
      <text:p text:style-name="P33">Values:</text:p>
      <text:p text:style-name="P202"><text:span text:style-name="T6">Overdrive: </text:span><text:span text:style-name="T38">5</text:span><text:span text:style-name="T41">0</text:span></text:p>
      <text:p text:style-name="P70">Character Arm-Space: 50</text:p>
      <text:p text:style-name="P202"><text:span text:style-name="T6">Trim: 7</text:span><text:span text:style-name="T41">7</text:span><text:span text:style-name="T34"> </text:span><text:span text:style-name="T6">total frames</text:span></text:p>
      <text:p text:style-name="P139">Mirror: false</text:p>
      <text:p text:style-name="P139"/>
      <text:h text:style-name="P263" text:outline-level="2">Sword &amp; Shield <text:span text:style-name="T108">Crouch </text:span><text:span text:style-name="T75">I</text:span><text:span text:style-name="T87">dle</text:span></text:h>
      <text:p text:style-name="P171"/>
      <text:p text:style-name="P203"><text:span text:style-name="T63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7">https://www.mixamo.com/#/?page=1&amp;query=sword+%26+shield</text:p>
      <text:p text:style-name="P97"/>
      <text:p text:style-name="P34">Values:</text:p>
      <text:p text:style-name="P203"><text:span text:style-name="T6">Overdrive: </text:span><text:span text:style-name="T38">5</text:span><text:span text:style-name="T41">0</text:span></text:p>
      <text:p text:style-name="P71">Character Arm-Space: 50</text:p>
      <text:p text:style-name="P203"><text:span text:style-name="T6">Trim: 7</text:span><text:span text:style-name="T41">4</text:span><text:span text:style-name="T34"> </text:span><text:span text:style-name="T6">total frames</text:span></text:p>
      <text:p text:style-name="P140">Mirror: false</text:p>
      <text:p text:style-name="P118"><text:soft-page-break/></text:p>
      <text:h text:style-name="Heading_20_1" text:outline-level="1">Flinch</text:h>
      <text:p text:style-name="P172"/>
      <text:h text:style-name="Heading_20_2" text:outline-level="2">Flinch 1</text:h>
      <text:p text:style-name="P204"><text:span text:style-name="T63">Original Name:</text:span><text:span text:style-name="T4"> </text:span><text:span text:style-name="T36">Z</text:span><text:span text:style-name="T43">ombie Reaction Hit</text:span></text:p>
      <text:p text:style-name="P98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5">Values:</text:p>
      <text:p text:style-name="P204"><text:span text:style-name="T6">Overdrive: </text:span><text:span text:style-name="T38">5</text:span><text:span text:style-name="T41">0</text:span></text:p>
      <text:p text:style-name="P72">Character Arm-Space: 50</text:p>
      <text:p text:style-name="P204"><text:span text:style-name="T6">Trim: 6</text:span><text:span text:style-name="T44">1</text:span><text:span text:style-name="T34"> </text:span><text:span text:style-name="T6">total frames</text:span></text:p>
      <text:p text:style-name="P141">Mirror: false</text:p>
      <text:p text:style-name="P141"/>
      <text:h text:style-name="P264" text:outline-level="2">Flinch <text:span text:style-name="T75">2</text:span></text:h>
      <text:p text:style-name="P205"><text:span text:style-name="T63">Original Name:</text:span><text:span text:style-name="T4"> </text:span><text:span text:style-name="T36">R</text:span><text:span text:style-name="T45">eaction</text:span></text:p>
      <text:p text:style-name="P99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6">Values:</text:p>
      <text:p text:style-name="Standard">Target height: 50</text:p>
      <text:p text:style-name="P206">Hit intensity: 0</text:p>
      <text:p text:style-name="P205"><text:span text:style-name="T6">Overdrive: </text:span><text:span text:style-name="T38">5</text:span><text:span text:style-name="T41">0</text:span></text:p>
      <text:p text:style-name="P73">Character Arm-Space: 50</text:p>
      <text:p text:style-name="P205"><text:span text:style-name="T6">Trim: 3</text:span><text:span text:style-name="T46">5</text:span><text:span text:style-name="T34"> </text:span><text:span text:style-name="T6">total frames</text:span></text:p>
      <text:p text:style-name="P142">Mirror: false</text:p>
      <text:p text:style-name="P142"/>
      <text:h text:style-name="P265" text:outline-level="2">Flinch <text:span text:style-name="T75">3</text:span></text:h>
      <text:p text:style-name="P207"><text:span text:style-name="T63">Original Name:</text:span><text:span text:style-name="T4"> </text:span><text:span text:style-name="T36">H</text:span><text:span text:style-name="T47">it Reaction</text:span></text:p>
      <text:p text:style-name="P100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7">Values:</text:p>
      <text:p text:style-name="P207"><text:span text:style-name="T6">D</text:span><text:span text:style-name="T47">irection:</text:span> 50</text:p>
      <text:p text:style-name="P173">H<text:span text:style-name="T109">it Amount: 0</text:span></text:p>
      <text:p text:style-name="P207"><text:span text:style-name="T6">Overdrive: </text:span><text:span text:style-name="T38">5</text:span><text:span text:style-name="T41">0</text:span></text:p>
      <text:p text:style-name="P74">Character Arm-Space: 50</text:p>
      <text:p text:style-name="P207"><text:span text:style-name="T6">Trim: 5</text:span><text:span text:style-name="T47">2</text:span><text:span text:style-name="T34"> </text:span><text:span text:style-name="T6">total frames</text:span></text:p>
      <text:p text:style-name="P143">Mirror: false</text:p>
      <text:p text:style-name="P143"/>
      <text:h text:style-name="Heading_20_1" text:outline-level="1"><text:soft-page-break/>Stagger:</text:h>
      <text:p text:style-name="Text_20_body"/>
      <text:h text:style-name="P248" text:outline-level="2">Stagger 1</text:h>
      <text:p text:style-name="P237"/>
      <text:p text:style-name="P208"><text:span text:style-name="T63">Original Name:</text:span><text:span text:style-name="T4"> </text:span><text:span text:style-name="T36">H</text:span><text:span text:style-name="T51">it On Body</text:span></text:p>
      <text:p text:style-name="P101"><text:a xlink:type="simple" xlink:href="https://www.mixamo.com/#/?page=1&amp;query=hit" text:style-name="Internet_20_link" text:visited-style-name="Visited_20_Internet_20_Link">https://www.mixamo.com/#/?page=1&amp;query=hit</text:a></text:p>
      <text:p text:style-name="P101"/>
      <text:p text:style-name="P38">Values:</text:p>
      <text:p text:style-name="P208"><text:span text:style-name="T6">Overdrive: </text:span><text:span text:style-name="T38">5</text:span><text:span text:style-name="T41">0</text:span></text:p>
      <text:p text:style-name="P75">Character Arm-Space: 50</text:p>
      <text:p text:style-name="P208"><text:span text:style-name="T6">Trim: 3</text:span><text:span text:style-name="T51">6</text:span><text:span text:style-name="T48"> </text:span><text:span text:style-name="T6">total frames</text:span></text:p>
      <text:p text:style-name="P144">Mirror: false</text:p>
      <text:p text:style-name="P144"/>
      <text:h text:style-name="P249" text:outline-level="2">Stagger 2</text:h>
      <text:p text:style-name="P238"/>
      <text:p text:style-name="P209"><text:span text:style-name="T63">Original Name:</text:span><text:span text:style-name="T4"> </text:span><text:span text:style-name="T36">H</text:span><text:span text:style-name="T51">ead Hit</text:span></text:p>
      <text:p text:style-name="P102"><text:a xlink:type="simple" xlink:href="https://www.mixamo.com/#/?page=1&amp;query=hit" text:style-name="Internet_20_link" text:visited-style-name="Visited_20_Internet_20_Link">https://www.mixamo.com/#/?page=1&amp;query=hit</text:a></text:p>
      <text:p text:style-name="P102"/>
      <text:p text:style-name="P39">Values:</text:p>
      <text:p text:style-name="P209"><text:span text:style-name="T6">Overdrive: </text:span><text:span text:style-name="T38">5</text:span><text:span text:style-name="T41">0</text:span></text:p>
      <text:p text:style-name="P76">Character Arm-Space: 50</text:p>
      <text:p text:style-name="P209"><text:span text:style-name="T6">Trim: 4</text:span><text:span text:style-name="T51">7</text:span><text:span text:style-name="T48"> </text:span><text:span text:style-name="T6">total frames</text:span></text:p>
      <text:p text:style-name="P145">Mirror: false</text:p>
      <text:p text:style-name="P145"/>
      <text:h text:style-name="P250" text:outline-level="2">Stagger 3</text:h>
      <text:p text:style-name="P239"/>
      <text:p text:style-name="P210"><text:span text:style-name="T63">Original Name:</text:span><text:span text:style-name="T4"> </text:span><text:span text:style-name="T36">H</text:span><text:span text:style-name="T49">e</text:span><text:span text:style-name="T50">ad Hit</text:span></text:p>
      <text:p text:style-name="P103"><text:a xlink:type="simple" xlink:href="https://www.mixamo.com/#/?page=1&amp;query=hit" text:style-name="Internet_20_link" text:visited-style-name="Visited_20_Internet_20_Link">https://www.mixamo.com/#/?page=1&amp;query=hit</text:a></text:p>
      <text:p text:style-name="P103"/>
      <text:p text:style-name="P40">Values:</text:p>
      <text:p text:style-name="P210"><text:span text:style-name="T6">Overdrive: </text:span><text:span text:style-name="T38">5</text:span><text:span text:style-name="T41">0</text:span></text:p>
      <text:p text:style-name="P77">Character Arm-Space: 50</text:p>
      <text:p text:style-name="P210"><text:span text:style-name="T6">Trim: 3</text:span><text:span text:style-name="T50">8</text:span><text:span text:style-name="T48"> </text:span><text:span text:style-name="T6">total frames</text:span></text:p>
      <text:p text:style-name="P146"><text:soft-page-break/>Mirror: false</text:p>
      <text:p text:style-name="Title"/>
      <text:h text:style-name="Heading_20_1" text:outline-level="1"><text:span text:style-name="T110">I</text:span>dle</text:h>
      <text:p text:style-name="Text_20_body"/>
      <text:h text:style-name="Heading_20_2" text:outline-level="2">Idle Standing 1</text:h>
      <text:p text:style-name="P211"><text:span text:style-name="T63">Original Name:</text:span><text:span text:style-name="T4"> </text:span><text:span text:style-name="T36">B</text:span><text:span text:style-name="T52">reathing Idle</text:span></text:p>
      <text:p text:style-name="P228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41">Values:</text:p>
      <text:p text:style-name="P211"><text:span text:style-name="T6">B</text:span><text:span text:style-name="T52">ody Type</text:span><text:span text:style-name="T6">: </text:span><text:span text:style-name="T52">0</text:span></text:p>
      <text:p text:style-name="P211"><text:span text:style-name="T52">Sway</text:span><text:span text:style-name="T6">: 1</text:span><text:span text:style-name="T52">0</text:span></text:p>
      <text:p text:style-name="P211"><text:span text:style-name="T52">Breathing</text:span><text:span text:style-name="T6">: </text:span><text:span text:style-name="T52">40</text:span></text:p>
      <text:p text:style-name="P211"><text:span text:style-name="T52">Overdrive</text:span><text:span text:style-name="T6">: </text:span><text:span text:style-name="T52">30</text:span></text:p>
      <text:p text:style-name="P211"><text:span text:style-name="T52">Character Arm Spece</text:span><text:span text:style-name="T6">: </text:span><text:span text:style-name="T52">50</text:span></text:p>
      <text:p text:style-name="P211"><text:span text:style-name="T6">Trim: 2</text:span><text:span text:style-name="T52">32</text:span><text:span text:style-name="T48"> </text:span><text:span text:style-name="T6">total frames</text:span></text:p>
      <text:p text:style-name="P147">Mirror: false</text:p>
      <text:p text:style-name="P147"/>
      <text:h text:style-name="Heading_20_2" text:outline-level="2">Idle Walking 1</text:h>
      <text:p text:style-name="P212"><text:span text:style-name="T63">Original Name:</text:span><text:span text:style-name="T4"> </text:span><text:span text:style-name="T36">W</text:span><text:span text:style-name="T60">alking</text:span></text:p>
      <text:p text:style-name="P229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42">Values:</text:p>
      <text:p text:style-name="P212"><text:span text:style-name="T52">Overdrive</text:span><text:span text:style-name="T6">: </text:span><text:span text:style-name="T52">5</text:span><text:span text:style-name="T53">0</text:span></text:p>
      <text:p text:style-name="P212"><text:span text:style-name="T52">Character Arm Space</text:span><text:span text:style-name="T6">: </text:span><text:span text:style-name="T52">50</text:span></text:p>
      <text:p text:style-name="P212"><text:span text:style-name="T6">Trim: 3</text:span><text:span text:style-name="T53">2</text:span><text:span text:style-name="T48"> </text:span><text:span text:style-name="T6">total frames</text:span></text:p>
      <text:p text:style-name="P212"><text:span text:style-name="T6">I</text:span><text:span text:style-name="T53">n Place</text:span><text:span text:style-name="T6">: t</text:span><text:span text:style-name="T53">rue</text:span></text:p>
      <text:p text:style-name="P148">Mirror: false</text:p>
      <text:p text:style-name="P148"/>
      <text:p text:style-name="P148"/>
      <text:h text:style-name="Heading_20_1" text:outline-level="1">Jump Over Obstacles:</text:h>
      <text:p text:style-name="Text_20_body"/>
      <text:h text:style-name="P266" text:outline-level="2"><text:soft-page-break/><text:span text:style-name="T75">J</text:span><text:span text:style-name="T88">ump Down Small Ledge</text:span></text:h>
      <text:p text:style-name="P213"><text:span text:style-name="T63">Original Name:</text:span><text:span text:style-name="T4"> </text:span><text:span text:style-name="T36">J</text:span><text:span text:style-name="T55">umping</text:span></text:p>
      <text:p text:style-name="P230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43">Values:</text:p>
      <text:p text:style-name="P213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13"><text:span text:style-name="T52">O</text:span><text:span text:style-name="T54">verdrive</text:span><text:span text:style-name="T6">: </text:span><text:span text:style-name="T52">50</text:span></text:p>
      <text:p text:style-name="P213"><text:span text:style-name="T52">Character Arm Space</text:span><text:span text:style-name="T6">: </text:span><text:span text:style-name="T52">50</text:span></text:p>
      <text:p text:style-name="P213"><text:span text:style-name="T6">Trim: 7</text:span><text:span text:style-name="T54">3</text:span><text:span text:style-name="T48"> </text:span><text:span text:style-name="T6">total frames</text:span></text:p>
      <text:p text:style-name="P149">Mirror: false</text:p>
      <text:p text:style-name="P149"/>
      <text:h text:style-name="P267" text:outline-level="2"><text:span text:style-name="T75">J</text:span><text:span text:style-name="T88">ump Down B</text:span><text:span text:style-name="T89">ig </text:span><text:span text:style-name="T88">Ledge</text:span></text:h>
      <text:p text:style-name="P214"><text:span text:style-name="T63">Original Name:</text:span><text:span text:style-name="T4"> </text:span><text:span text:style-name="T36">J</text:span><text:span text:style-name="T55">umping</text:span></text:p>
      <text:p text:style-name="P231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44">Values:</text:p>
      <text:p text:style-name="P214"><text:span text:style-name="T54">Length</text:span><text:span text:style-name="T6">: </text:span><text:span text:style-name="T52">5</text:span><text:span text:style-name="T53">0</text:span></text:p>
      <text:p text:style-name="P214"><text:span text:style-name="T52">O</text:span><text:span text:style-name="T54">verdrive</text:span><text:span text:style-name="T6">: </text:span><text:span text:style-name="T52">50</text:span></text:p>
      <text:p text:style-name="P214"><text:span text:style-name="T52">Character Arm Space</text:span><text:span text:style-name="T6">: </text:span><text:span text:style-name="T52">50</text:span></text:p>
      <text:p text:style-name="P214"><text:span text:style-name="T6">Trim: 8</text:span><text:span text:style-name="T55">0</text:span><text:span text:style-name="T48"> </text:span><text:span text:style-name="T6">total frames</text:span></text:p>
      <text:p text:style-name="P150">Mirror: false</text:p>
      <text:p text:style-name="P150"/>
      <text:h text:style-name="P268" text:outline-level="2"><text:span text:style-name="T75">J</text:span><text:span text:style-name="T88">ump H</text:span><text:span text:style-name="T90">orizontal Run</text:span></text:h>
      <text:p text:style-name="P215"><text:span text:style-name="T63">Original Name:</text:span><text:span text:style-name="T4"> </text:span><text:span text:style-name="T36">R</text:span><text:span text:style-name="T56">unning Jump</text:span></text:p>
      <text:p text:style-name="P232"><text:a xlink:type="simple" xlink:href="https://www.mixamo.com/#/?page=1&amp;query=jump" text:style-name="Internet_20_link" text:visited-style-name="Visited_20_Internet_20_Link">https://www.mixamo.com/#/?page=1&amp;query=jump</text:a></text:p>
      <text:p text:style-name="P45">Values:</text:p>
      <text:p text:style-name="P215"><text:span text:style-name="T52">O</text:span><text:span text:style-name="T54">verdrive</text:span><text:span text:style-name="T6">: </text:span><text:span text:style-name="T52">50</text:span></text:p>
      <text:p text:style-name="P215"><text:span text:style-name="T52">Character Arm Space</text:span><text:span text:style-name="T6">: </text:span><text:span text:style-name="T52">50</text:span></text:p>
      <text:p text:style-name="P215"><text:span text:style-name="T6">Trim: 2</text:span><text:span text:style-name="T56">8</text:span><text:span text:style-name="T48"> </text:span><text:span text:style-name="T6">total frames</text:span></text:p>
      <text:p text:style-name="P151">Mirror: false</text:p>
      <text:p text:style-name="P151"/>
      <text:h text:style-name="P269" text:outline-level="2"><text:span text:style-name="T75">J</text:span><text:span text:style-name="T88">ump O</text:span><text:span text:style-name="T91">ver Small Obstacle</text:span></text:h>
      <text:p text:style-name="P216"><text:span text:style-name="T63">Original Name:</text:span><text:span text:style-name="T4"> </text:span><text:span text:style-name="T57">Jumping</text:span></text:p>
      <text:p text:style-name="P233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6">Values:</text:p>
      <text:p text:style-name="P216"><text:span text:style-name="T52">O</text:span><text:span text:style-name="T54">verdrive</text:span><text:span text:style-name="T6">: </text:span><text:span text:style-name="T52">50</text:span></text:p>
      <text:p text:style-name="P216"><text:span text:style-name="T52">Character Arm Space</text:span><text:span text:style-name="T6">: </text:span><text:span text:style-name="T52">50</text:span></text:p>
      <text:p text:style-name="P216"><text:soft-page-break/><text:span text:style-name="T6">Trim: 3</text:span><text:span text:style-name="T58">6</text:span><text:span text:style-name="T48"> </text:span><text:span text:style-name="T6">total frames</text:span></text:p>
      <text:p text:style-name="P152">Mirror: false</text:p>
      <text:p text:style-name="P152"/>
      <text:h text:style-name="P270" text:outline-level="2"><text:span text:style-name="T75">J</text:span><text:span text:style-name="T88">ump U</text:span><text:span text:style-name="T92">p </text:span><text:span text:style-name="T91">Small L</text:span><text:span text:style-name="T92">edge</text:span></text:h>
      <text:p text:style-name="P217"><text:span text:style-name="T63">Original Name:</text:span><text:span text:style-name="T4"> </text:span><text:span text:style-name="T57">Jumping</text:span></text:p>
      <text:p text:style-name="P234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7">Values:</text:p>
      <text:p text:style-name="P217"><text:span text:style-name="T52">S</text:span><text:span text:style-name="T59">tep height</text:span><text:span text:style-name="T6">: </text:span><text:span text:style-name="T52">50</text:span></text:p>
      <text:p text:style-name="P217"><text:span text:style-name="T52">O</text:span><text:span text:style-name="T54">verdrive</text:span><text:span text:style-name="T6">: </text:span><text:span text:style-name="T52">50</text:span></text:p>
      <text:p text:style-name="P217"><text:span text:style-name="T52">Character Arm Space</text:span><text:span text:style-name="T6">: </text:span><text:span text:style-name="T52">50</text:span></text:p>
      <text:p text:style-name="P217"><text:span text:style-name="T6">Trim: 3</text:span><text:span text:style-name="T58">8</text:span><text:span text:style-name="T48"> </text:span><text:span text:style-name="T6">total frames</text:span></text:p>
      <text:p text:style-name="P153">Mirror: false</text:p>
      <text:p text:style-name="P175"/>
      <text:p text:style-name="P175"/>
      <text:p text:style-name="P147"/>
      <text:p text:style-name="P174"/>
      <text:p text:style-name="P174"/>
      <text:p text:style-name="P119"/>
      <text:h text:style-name="Heading_20_2" text:outline-level="2"/>
      <text:h text:style-name="P252" text:outline-level="2"/>
      <text:p text:style-name="P110"/>
      <text:p text:style-name="P218"/>
      <text:p text:style-name="P104"/>
      <text:p text:style-name="P104"/>
      <text:p text:style-name="P48"/>
      <text:p text:style-name="P48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6T21:25:27.047000000</dc:date>
    <meta:editing-duration>PT7H30M56S</meta:editing-duration>
    <meta:editing-cycles>84</meta:editing-cycles>
    <meta:document-statistic meta:table-count="0" meta:image-count="0" meta:object-count="0" meta:page-count="21" meta:paragraph-count="506" meta:word-count="1529" meta:character-count="11555" meta:non-whitespace-character-count="10527"/>
  </office:meta>
</office:document-meta>
</file>